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40000001E49AF744A9B2F99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Sans1" svg:font-family="DejaVuSans"/>
    <style:font-face style:name="Arial" svg:font-family="Arial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35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0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2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1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7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7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7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1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8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4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7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8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9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9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8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3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9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3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6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0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6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58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5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9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7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8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3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5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86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28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9" style:family="paragraph">
      <style:paragraph-properties fo:text-align="start" style:writing-mode="lr-tb"/>
      <style:text-properties fo:font-size="32pt" fo:font-weight="bold"/>
    </style:style>
    <style:style style:name="P10" style:family="paragraph">
      <loext:graphic-properties draw:fill="none"/>
      <style:paragraph-properties fo:text-align="start" style:writing-mode="lr-tb"/>
      <style:text-properties fo:font-size="32pt" fo:font-weight="bold" style:font-size-asian="12pt" style:font-size-complex="12pt"/>
    </style:style>
    <style:style style:name="T1" style:family="text">
      <style:text-properties fo:color="#333333" style:font-name="Arial1" fo:font-size="10.5pt" style:font-size-asian="10.5pt" style:font-name-complex="Arial1" style:font-size-complex="10.5pt"/>
    </style:style>
    <style:style style:name="T2" style:family="text">
      <style:text-properties fo:color="#333333" style:font-name="Arial1" fo:font-size="24pt" style:font-size-asian="24pt" style:font-name-complex="Arial1" style:font-size-complex="24pt"/>
    </style:style>
    <style:style style:name="T3" style:family="text">
      <style:text-properties fo:color="#565656" style:font-name="Arial1" fo:font-size="12pt" style:font-size-asian="12pt" style:font-name-complex="Arial1" style:font-size-complex="12pt"/>
    </style:style>
    <style:style style:name="T4" style:family="text">
      <style:text-properties fo:color="#565656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565656" style:font-name="DejaVuSans1" fo:font-size="18pt" style:font-size-asian="18pt" style:font-name-complex="DejaVuSans1" style:font-size-complex="18pt"/>
    </style:style>
    <style:style style:name="T6" style:family="text">
      <style:text-properties fo:color="#565656" style:font-name="Arial1" fo:font-size="18pt" style:font-size-asian="18pt" style:font-name-complex="Arial1" style:font-size-complex="18pt"/>
    </style:style>
    <style:style style:name="T7" style:family="text">
      <style:text-properties fo:color="#565656" style:font-name="Arial1" style:font-size-asian="12pt" style:font-name-complex="Arial1" style:font-size-complex="12pt"/>
    </style:style>
    <style:style style:name="T8" style:family="text">
      <style:text-properties fo:color="#565656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935cm" svg:height="0.026cm" svg:x="2.558cm" svg:y="7.217cm" svg:viewBox="0 0 15936 27" draw:points="0,0 15936,0 15936,27 0,27">
          <text:p/>
        </draw:polygon>
        <draw:polygon draw:style-name="gr1" draw:text-style-name="P1" draw:layer="layout" svg:width="15.935cm" svg:height="0.026cm" svg:x="2.558cm" svg:y="9.467cm" svg:viewBox="0 0 15936 27" draw:points="0,0 15936,0 15936,27 0,27">
          <text:p/>
        </draw:polygon>
        <draw:frame draw:style-name="gr2" draw:text-style-name="P2" draw:layer="layout" svg:width="3.467cm" svg:height="0.528cm" svg:x="8.779cm" svg:y="1.091cm">
          <draw:image xlink:href="Pictures/10000201000000C40000001E49AF744A9B2F993B.png" xlink:type="simple" xlink:show="embed" xlink:actuate="onLoad">
            <text:p/>
          </draw:image>
        </draw:frame>
        <draw:frame draw:style-name="gr3" draw:text-style-name="P4" draw:layer="layout" svg:width="0.37cm" svg:height="0.412cm" svg:x="2.545cm" svg:y="7.01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7cm" svg:height="0.412cm" svg:x="2.545cm" svg:y="9.26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7cm" svg:height="0.412cm" svg:x="2.466cm" svg:y="9.291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846cm" svg:height="0.945cm" svg:x="2.572cm" svg:y="9.442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7.067cm" svg:height="0.475cm" svg:x="3.419cm" svg:y="3.381cm">
          <draw:text-box>
            <text:p text:style-name="P3"><text:span text:style-name="T3">Start Time: 2:51pm on July 09, 2017 <text:s/></text:span></text:p>
          </draw:text-box>
        </draw:frame>
        <draw:frame draw:style-name="gr6" draw:text-style-name="P6" draw:layer="layout" svg:width="3.922cm" svg:height="0.475cm" svg:x="3.419cm" svg:y="4.016cm">
          <draw:text-box>
            <text:p text:style-name="P3"><text:span text:style-name="T3">Duration: 5 minutes <text:s/></text:span></text:p>
          </draw:text-box>
        </draw:frame>
        <draw:frame draw:style-name="gr7" draw:text-style-name="P6" draw:layer="layout" svg:width="7.139cm" svg:height="0.475cm" svg:x="3.419cm" svg:y="4.652cm">
          <draw:text-box>
            <text:p text:style-name="P3"><text:span text:style-name="T3">Percent Complete: 93% (13 out of 14)</text:span></text:p>
          </draw:text-box>
        </draw:frame>
        <draw:frame draw:style-name="gr8" draw:text-style-name="P6" draw:layer="layout" svg:width="12.355cm" svg:height="0.475cm" svg:x="3.419cm" svg:y="7.193cm">
          <draw:text-box>
            <text:p text:style-name="P3"><text:span text:style-name="T4">1) What is the name of your company you are working with?</text:span><text:span text:style-name="T3"> <text:s/></text:span></text:p>
          </draw:text-box>
        </draw:frame>
        <draw:frame draw:style-name="gr9" draw:text-style-name="P6" draw:layer="layout" svg:width="1.107cm" svg:height="0.475cm" svg:x="3.419cm" svg:y="8.463cm">
          <draw:text-box>
            <text:p text:style-name="P3"><text:span text:style-name="T3">Imsys</text:span></text:p>
          </draw:text-box>
        </draw:frame>
        <draw:frame draw:style-name="gr10" draw:text-style-name="P6" draw:layer="layout" svg:width="7.423cm" svg:height="0.475cm" svg:x="3.419cm" svg:y="9.734cm">
          <draw:text-box>
            <text:p text:style-name="P3"><text:span text:style-name="T4">2) Is your firm a startup or spin-off?</text:span><text:span text:style-name="T3"> <text:s/></text:span></text:p>
          </draw:text-box>
        </draw:frame>
        <draw:frame draw:style-name="gr11" draw:text-style-name="P6" draw:layer="layout" svg:width="1.513cm" svg:height="0.475cm" svg:x="3.419cm" svg:y="11.004cm">
          <draw:text-box>
            <text:p text:style-name="P3"><text:span text:style-name="T3">Start-up</text:span></text:p>
          </draw:text-box>
        </draw:frame>
        <draw:frame draw:style-name="gr12" draw:text-style-name="P6" draw:layer="layout" svg:width="7.474cm" svg:height="0.475cm" svg:x="3.419cm" svg:y="12.275cm">
          <draw:text-box>
            <text:p text:style-name="P3"><text:span text:style-name="T4">3) What is the your role in this firm?</text:span><text:span text:style-name="T3"> <text:s/></text:span></text:p>
          </draw:text-box>
        </draw:frame>
        <draw:frame draw:style-name="gr13" draw:text-style-name="P6" draw:layer="layout" svg:width="4.278cm" svg:height="0.475cm" svg:x="3.419cm" svg:y="13.546cm">
          <draw:text-box>
            <text:p text:style-name="P3"><text:span text:style-name="T3">Business development</text:span></text:p>
          </draw:text-box>
        </draw:frame>
        <draw:frame draw:style-name="gr14" draw:text-style-name="P6" draw:layer="layout" svg:width="9.476cm" svg:height="0.475cm" svg:x="3.419cm" svg:y="14.816cm">
          <draw:text-box>
            <text:p text:style-name="P3"><text:span text:style-name="T4">4) For how long are your working in this firm?</text:span><text:span text:style-name="T3"> <text:s/></text:span></text:p>
          </draw:text-box>
        </draw:frame>
        <draw:frame draw:style-name="gr15" draw:text-style-name="P7" draw:layer="layout" svg:width="0.634cm" svg:height="0.738cm" svg:x="3.419cm" svg:y="15.96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22.975cm">
          <draw:text-box>
            <text:p text:style-name="P3"><text:span text:style-name="T6"><text:s/></text:span></text:p>
          </draw:text-box>
        </draw:frame>
        <draw:frame draw:style-name="gr17" draw:text-style-name="P6" draw:layer="layout" svg:width="3.715cm" svg:height="0.475cm" svg:x="4.164cm" svg:y="16.087cm">
          <draw:text-box>
            <text:p text:style-name="P3"><text:span text:style-name="T3">less than one year <text:s/></text:span></text:p>
          </draw:text-box>
        </draw:frame>
        <draw:frame draw:style-name="gr15" draw:text-style-name="P7" draw:layer="layout" svg:width="0.634cm" svg:height="0.738cm" svg:x="3.419cm" svg:y="16.595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23.61cm">
          <draw:text-box>
            <text:p text:style-name="P3"><text:span text:style-name="T6"><text:s/></text:span></text:p>
          </draw:text-box>
        </draw:frame>
        <draw:frame draw:style-name="gr18" draw:text-style-name="P6" draw:layer="layout" svg:width="4.185cm" svg:height="0.475cm" svg:x="4.164cm" svg:y="16.722cm">
          <draw:text-box>
            <text:p text:style-name="P3"><text:span text:style-name="T3">less than three years <text:s/></text:span></text:p>
          </draw:text-box>
        </draw:frame>
        <draw:frame draw:style-name="gr19" draw:text-style-name="P8" draw:layer="layout" svg:width="0.645cm" svg:height="0.738cm" svg:x="3.419cm" svg:y="17.231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24.245cm">
          <draw:text-box>
            <text:p text:style-name="P3"><text:span text:style-name="T6"><text:s/></text:span></text:p>
          </draw:text-box>
        </draw:frame>
        <draw:frame draw:style-name="gr20" draw:text-style-name="P6" draw:layer="layout" svg:width="3.876cm" svg:height="0.475cm" svg:x="4.164cm" svg:y="17.357cm">
          <draw:text-box>
            <text:p text:style-name="P3"><text:span text:style-name="T3">less than five years <text:s/></text:span></text:p>
          </draw:text-box>
        </draw:frame>
        <draw:frame draw:style-name="gr15" draw:text-style-name="P7" draw:layer="layout" svg:width="0.634cm" svg:height="0.738cm" svg:x="3.419cm" svg:y="17.866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17.881cm">
          <draw:text-box>
            <text:p text:style-name="P3"><text:span text:style-name="T6"><text:s/></text:span></text:p>
          </draw:text-box>
        </draw:frame>
        <draw:frame draw:style-name="gr21" draw:text-style-name="P6" draw:layer="layout" svg:width="4.087cm" svg:height="0.475cm" svg:x="4.164cm" svg:y="17.993cm">
          <draw:text-box>
            <text:p text:style-name="P3"><text:span text:style-name="T3">more than five years <text:s/></text:span></text:p>
          </draw:text-box>
        </draw:frame>
        <draw:frame draw:style-name="gr22" draw:text-style-name="P6" draw:layer="layout" svg:width="13.896cm" svg:height="0.475cm" svg:x="3.419cm" svg:y="19.263cm">
          <draw:text-box>
            <text:p text:style-name="P3"><text:span text:style-name="T4">5) Do you have previous work experience before joining your current</text:span></text:p>
          </draw:text-box>
        </draw:frame>
        <draw:frame draw:style-name="gr23" draw:text-style-name="P6" draw:layer="layout" svg:width="1.297cm" svg:height="0.475cm" svg:x="3.419cm" svg:y="19.899cm">
          <draw:text-box>
            <text:p text:style-name="P3"><text:span text:style-name="T4">firm?</text:span><text:span text:style-name="T3"> <text:s/></text:span></text:p>
          </draw:text-box>
        </draw:frame>
        <draw:frame draw:style-name="gr16" draw:text-style-name="P7" draw:layer="layout" svg:width="0.634cm" svg:height="0.712cm" svg:x="3.988cm" svg:y="28.639cm">
          <draw:text-box>
            <text:p text:style-name="P3"><text:span text:style-name="T6"><text:s/></text:span></text:p>
          </draw:text-box>
        </draw:frame>
        <draw:frame draw:style-name="gr3" draw:text-style-name="P4" draw:layer="layout" svg:width="0.37cm" svg:height="0.412cm" svg:x="18.454cm" svg:y="9.291cm">
          <draw:text-box>
            <text:p text:style-name="P3"><text:span text:style-name="T1"><text:s/></text:span></text:p>
          </draw:text-box>
        </draw:frame>
        <draw:frame draw:style-name="gr5" draw:text-style-name="P10" draw:layer="layout" svg:width="9.561cm" svg:height="1.267cm" svg:x="6.35cm" svg:y="1.752cm">
          <draw:text-box>
            <text:p text:style-name="P9"><text:span text:style-name="T7">Imsys Response 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8cm" svg:height="39.588cm" svg:x="0cm" svg:y="0cm" svg:viewBox="0 0 27981 39589" draw:points="0,0 27981,0 27981,39589 0,39589">
          <text:p/>
        </draw:polygon>
        <draw:frame draw:style-name="gr15" draw:text-style-name="P7" draw:layer="layout" svg:width="0.634cm" svg:height="0.738cm" svg:x="3.419cm" svg:y="0.936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0.951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1.063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9cm" svg:y="1.572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1.586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1.699cm">
          <draw:text-box>
            <text:p text:style-name="P3"><text:span text:style-name="T3">No <text:s/></text:span></text:p>
          </draw:text-box>
        </draw:frame>
        <draw:frame draw:style-name="gr26" draw:text-style-name="P6" draw:layer="layout" svg:width="13.333cm" svg:height="0.475cm" svg:x="3.419cm" svg:y="2.969cm">
          <draw:text-box>
            <text:p text:style-name="P3"><text:span text:style-name="T4">6) Do you believe that your work experience has positive affect on</text:span></text:p>
          </draw:text-box>
        </draw:frame>
        <draw:frame draw:style-name="gr27" draw:text-style-name="P6" draw:layer="layout" svg:width="7.326cm" svg:height="0.475cm" svg:x="3.419cm" svg:y="3.604cm">
          <draw:text-box>
            <text:p text:style-name="P3"><text:span text:style-name="T4">your firm's innovative capabilities?</text:span><text:span text:style-name="T3"> <text:s/></text:span></text:p>
          </draw:text-box>
        </draw:frame>
        <draw:frame draw:style-name="gr15" draw:text-style-name="P7" draw:layer="layout" svg:width="0.634cm" svg:height="0.738cm" svg:x="3.419cm" svg:y="4.748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4.763cm">
          <draw:text-box>
            <text:p text:style-name="P3"><text:span text:style-name="T6"><text:s/></text:span></text:p>
          </draw:text-box>
        </draw:frame>
        <draw:frame draw:style-name="gr28" draw:text-style-name="P6" draw:layer="layout" svg:width="0.899cm" svg:height="0.475cm" svg:x="4.164cm" svg:y="4.875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9cm" svg:y="5.384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5.398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5.51cm">
          <draw:text-box>
            <text:p text:style-name="P3"><text:span text:style-name="T3">No <text:s/></text:span></text:p>
          </draw:text-box>
        </draw:frame>
        <draw:frame draw:style-name="gr29" draw:text-style-name="P6" draw:layer="layout" svg:width="12.232cm" svg:height="0.475cm" svg:x="3.419cm" svg:y="6.781cm">
          <draw:text-box>
            <text:p text:style-name="P3"><text:span text:style-name="T4">7) If your firm is spin-off, has it got any tangible or intangible</text:span></text:p>
          </draw:text-box>
        </draw:frame>
        <draw:frame draw:style-name="gr30" draw:text-style-name="P6" draw:layer="layout" svg:width="14.069cm" svg:height="0.475cm" svg:x="3.419cm" svg:y="7.416cm">
          <draw:text-box>
            <text:p text:style-name="P3"><text:span text:style-name="T4">resources transferred from its parent company? If yes, please specify</text:span></text:p>
          </draw:text-box>
        </draw:frame>
        <draw:frame draw:style-name="gr31" draw:text-style-name="P6" draw:layer="layout" svg:width="11.906cm" svg:height="0.475cm" svg:x="3.419cm" svg:y="8.052cm">
          <draw:text-box>
            <text:p text:style-name="P3"><text:span text:style-name="T4">the type of resources it received from its parent company.</text:span><text:span text:style-name="T3"> <text:s/></text:span></text:p>
          </draw:text-box>
        </draw:frame>
        <draw:frame draw:style-name="gr32" draw:text-style-name="P6" draw:layer="layout" svg:width="9.468cm" svg:height="0.475cm" svg:x="3.419cm" svg:y="9.322cm">
          <draw:text-box>
            <text:p text:style-name="P3"><text:span text:style-name="T8">No Answer. The respondent skipped this question.</text:span></text:p>
          </draw:text-box>
        </draw:frame>
        <draw:frame draw:style-name="gr33" draw:text-style-name="P6" draw:layer="layout" svg:width="13.46cm" svg:height="0.475cm" svg:x="3.419cm" svg:y="10.593cm">
          <draw:text-box>
            <text:p text:style-name="P3"><text:span text:style-name="T4">8) Do you feel that transfer of knowledge and other resources from</text:span></text:p>
          </draw:text-box>
        </draw:frame>
        <draw:frame draw:style-name="gr34" draw:text-style-name="P6" draw:layer="layout" svg:width="10.581cm" svg:height="0.475cm" svg:x="3.419cm" svg:y="11.228cm">
          <draw:text-box>
            <text:p text:style-name="P3"><text:span text:style-name="T4">parent company helps spin-offs to innovate better?</text:span><text:span text:style-name="T3"> <text:s/></text:span></text:p>
          </draw:text-box>
        </draw:frame>
        <draw:frame draw:style-name="gr15" draw:text-style-name="P7" draw:layer="layout" svg:width="0.634cm" svg:height="0.738cm" svg:x="3.419cm" svg:y="12.372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12.386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12.499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9cm" svg:y="13.007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13.022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13.134cm">
          <draw:text-box>
            <text:p text:style-name="P3"><text:span text:style-name="T3">No <text:s/></text:span></text:p>
          </draw:text-box>
        </draw:frame>
        <draw:frame draw:style-name="gr35" draw:text-style-name="P6" draw:layer="layout" svg:width="10.958cm" svg:height="0.475cm" svg:x="3.419cm" svg:y="14.404cm">
          <draw:text-box>
            <text:p text:style-name="P3"><text:span text:style-name="T4">9) Do you have any previous managerial experience?</text:span><text:span text:style-name="T3"> <text:s/></text:span></text:p>
          </draw:text-box>
        </draw:frame>
        <draw:frame draw:style-name="gr15" draw:text-style-name="P7" draw:layer="layout" svg:width="0.634cm" svg:height="0.738cm" svg:x="3.419cm" svg:y="15.548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15.563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15.675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9cm" svg:y="16.184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16.198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16.31cm">
          <draw:text-box>
            <text:p text:style-name="P3"><text:span text:style-name="T3">No <text:s/></text:span></text:p>
          </draw:text-box>
        </draw:frame>
        <draw:frame draw:style-name="gr36" draw:text-style-name="P6" draw:layer="layout" svg:width="12.96cm" svg:height="0.475cm" svg:x="3.419cm" svg:y="17.581cm">
          <draw:text-box>
            <text:p text:style-name="P3"><text:span text:style-name="T4">10) Do you believe that previous managerial experience helps to</text:span></text:p>
          </draw:text-box>
        </draw:frame>
        <draw:frame draw:style-name="gr37" draw:text-style-name="P6" draw:layer="layout" svg:width="8.397cm" svg:height="0.475cm" svg:x="3.419cm" svg:y="18.216cm">
          <draw:text-box>
            <text:p text:style-name="P3"><text:span text:style-name="T4">enhance innovation process in the firm?</text:span><text:span text:style-name="T3"> <text:s/></text:span></text:p>
          </draw:text-box>
        </draw:frame>
        <draw:frame draw:style-name="gr15" draw:text-style-name="P7" draw:layer="layout" svg:width="0.634cm" svg:height="0.738cm" svg:x="3.419cm" svg:y="19.36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19.375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19.487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9cm" svg:y="19.995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20.01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20.122cm">
          <draw:text-box>
            <text:p text:style-name="P3"><text:span text:style-name="T3">No <text:s/></text:span></text:p>
          </draw:text-box>
        </draw:frame>
        <draw:frame draw:style-name="gr38" draw:text-style-name="P6" draw:layer="layout" svg:width="12.973cm" svg:height="0.475cm" svg:x="3.419cm" svg:y="21.393cm">
          <draw:text-box>
            <text:p text:style-name="P3"><text:span text:style-name="T4">11) Does your firm has any previous networking with clients and</text:span></text:p>
          </draw:text-box>
        </draw:frame>
        <draw:frame draw:style-name="gr39" draw:text-style-name="P6" draw:layer="layout" svg:width="2.195cm" svg:height="0.475cm" svg:x="3.419cm" svg:y="22.028cm">
          <draw:text-box>
            <text:p text:style-name="P3"><text:span text:style-name="T4">partners?</text:span><text:span text:style-name="T3"> <text:s/></text:span></text:p>
          </draw:text-box>
        </draw:frame>
        <draw:frame draw:style-name="gr15" draw:text-style-name="P7" draw:layer="layout" svg:width="0.634cm" svg:height="0.738cm" svg:x="3.419cm" svg:y="23.172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23.186cm">
          <draw:text-box>
            <text:p text:style-name="P3"><text:span text:style-name="T6"><text:s/></text:span></text:p>
          </draw:text-box>
        </draw:frame>
        <draw:frame draw:style-name="gr28" draw:text-style-name="P6" draw:layer="layout" svg:width="0.899cm" svg:height="0.475cm" svg:x="4.164cm" svg:y="23.299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9cm" svg:y="23.807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23.822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23.934cm">
          <draw:text-box>
            <text:p text:style-name="P3"><text:span text:style-name="T3">No <text:s/></text:span></text:p>
          </draw:text-box>
        </draw:frame>
        <draw:frame draw:style-name="gr40" draw:text-style-name="P6" draw:layer="layout" svg:width="13.989cm" svg:height="0.475cm" svg:x="3.419cm" svg:y="25.205cm">
          <draw:text-box>
            <text:p text:style-name="P3"><text:span text:style-name="T4">12) Do you believe that previous networking capabilities help firms to</text:span></text:p>
          </draw:text-box>
        </draw:frame>
        <draw:frame draw:style-name="gr41" draw:text-style-name="P6" draw:layer="layout" svg:width="3.537cm" svg:height="0.475cm" svg:x="3.419cm" svg:y="25.84cm">
          <draw:text-box>
            <text:p text:style-name="P3"><text:span text:style-name="T4">innovate better?</text:span><text:span text:style-name="T3"> <text:s/></text:span></text:p>
          </draw:text-box>
        </draw:frame>
        <draw:frame draw:style-name="gr15" draw:text-style-name="P7" draw:layer="layout" svg:width="0.634cm" svg:height="0.738cm" svg:x="3.419cm" svg:y="26.984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26.998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27.11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9cm" svg:y="27.619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27.633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27.746cm">
          <draw:text-box>
            <text:p text:style-name="P3"><text:span text:style-name="T3">No 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8cm" svg:height="39.588cm" svg:x="0cm" svg:y="0cm" svg:viewBox="0 0 27981 39589" draw:points="0,0 27981,0 27981,39589 0,39589">
          <text:p/>
        </draw:polygon>
        <draw:polygon draw:style-name="gr1" draw:text-style-name="P1" draw:layer="layout" svg:width="15.935cm" svg:height="0.026cm" svg:x="2.558cm" svg:y="8.858cm" svg:viewBox="0 0 15936 27" draw:points="0,0 15936,0 15936,27 0,27">
          <text:p/>
        </draw:polygon>
        <draw:frame draw:style-name="gr42" draw:text-style-name="P6" draw:layer="layout" svg:width="14.057cm" svg:height="0.475cm" svg:x="3.419cm" svg:y="1.063cm">
          <draw:text-box>
            <text:p text:style-name="P3"><text:span text:style-name="T4">13) Are you forced to join this firm as a reorganization due to result of</text:span></text:p>
          </draw:text-box>
        </draw:frame>
        <draw:frame draw:style-name="gr43" draw:text-style-name="P6" draw:layer="layout" svg:width="9.866cm" svg:height="0.475cm" svg:x="3.419cm" svg:y="1.699cm">
          <draw:text-box>
            <text:p text:style-name="P3"><text:span text:style-name="T4">parent company's decision to create a spin-off?</text:span><text:span text:style-name="T3"> <text:s/></text:span></text:p>
          </draw:text-box>
        </draw:frame>
        <draw:frame draw:style-name="gr15" draw:text-style-name="P7" draw:layer="layout" svg:width="0.634cm" svg:height="0.738cm" svg:x="3.419cm" svg:y="2.842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2.857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2.969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9cm" svg:y="3.478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3.492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3.604cm">
          <draw:text-box>
            <text:p text:style-name="P3"><text:span text:style-name="T3">No <text:s/></text:span></text:p>
          </draw:text-box>
        </draw:frame>
        <draw:frame draw:style-name="gr44" draw:text-style-name="P6" draw:layer="layout" svg:width="12.71cm" svg:height="0.475cm" svg:x="3.419cm" svg:y="4.875cm">
          <draw:text-box>
            <text:p text:style-name="P3"><text:span text:style-name="T4">14) Do you believe that lack of motivation while joining the firm</text:span></text:p>
          </draw:text-box>
        </draw:frame>
        <draw:frame draw:style-name="gr45" draw:text-style-name="P6" draw:layer="layout" svg:width="8.828cm" svg:height="0.475cm" svg:x="3.419cm" svg:y="5.51cm">
          <draw:text-box>
            <text:p text:style-name="P3"><text:span text:style-name="T4">decrease innovation capabilities of a firm?</text:span><text:span text:style-name="T3"> <text:s/></text:span></text:p>
          </draw:text-box>
        </draw:frame>
        <draw:frame draw:style-name="gr15" draw:text-style-name="P7" draw:layer="layout" svg:width="0.634cm" svg:height="0.738cm" svg:x="3.419cm" svg:y="6.654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8cm" svg:y="6.669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6.781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9cm" svg:y="7.289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8cm" svg:y="7.304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7.416cm">
          <draw:text-box>
            <text:p text:style-name="P3"><text:span text:style-name="T3">No <text:s/></text:span></text:p>
          </draw:text-box>
        </draw:frame>
        <draw:frame draw:style-name="gr3" draw:text-style-name="P4" draw:layer="layout" svg:width="0.37cm" svg:height="0.412cm" svg:x="2.572cm" svg:y="8.54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7cm" svg:height="0.412cm" svg:x="2.545cm" svg:y="8.65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7cm" svg:height="0.412cm" svg:x="10.461cm" svg:y="8.682cm">
          <draw:text-box>
            <text:p text:style-name="P3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Sans1" svg:font-family="DejaVuSans"/>
    <style:font-face style:name="Arial" svg:font-family="Arial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2T14:27:27.014879595</dc:date>
    <meta:editing-duration>PT3M50S</meta:editing-duration>
    <meta:editing-cycles>5</meta:editing-cycles>
    <meta:generator>LibreOffice/5.1.6.2$Linux_X86_64 LibreOffice_project/10m0$Build-2</meta:generator>
    <meta:document-statistic meta:object-count="113"/>
  </office:meta>
</office:document-meta>
</file>